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B0B9C45BA18609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3cm, 3.516cm, 17.052cm, 6.0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41cm" svg:height="21.899cm" svg:x="0.892cm" svg:y="2.092cm">
          <draw:image xlink:href="Pictures/10000000000005E8000007E0DB0B9C45BA18609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2:48.533862809</dc:date>
    <meta:editing-duration>PT3M39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